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8" style:family="paragraph" style:parent-style-name="Standard">
      <style:paragraph-properties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4.5cm"/>
          <style:tab-stop style:position="7.999cm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>
          <style:tab-stop style:position="4.5cm"/>
          <style:tab-stop style:position="7.999cm"/>
        </style:tab-stops>
      </style:paragraph-properties>
    </style:style>
    <style:style style:name="P13" style:family="paragraph" style:parent-style-name="Standard">
      <style:paragraph-properties fo:background-color="#ffffff">
        <style:background-image/>
      </style:paragraph-properties>
    </style:style>
    <style:style style:name="P14" style:family="paragraph" style:parent-style-name="Heading_20_1">
      <style:paragraph-properties fo:text-align="center" style:justify-single-word="false" fo:background-color="#cccccc">
        <style:tab-stops/>
        <style:background-image/>
      </style:paragraph-properties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margin-top="0.423cm" fo:margin-bottom="0.212cm" fo:keep-with-next="alway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Standard Symbols L" style:font-weight-asian="bold" style:font-name-complex="Standard Symbols L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Standard Symbols L" style:font-weight-asian="normal" style:font-name-complex="Standard Symbols L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bold" style:font-name-asian="Arial Unicode MS" style:font-weight-asian="bold" style:font-name-complex="Tahoma" style:font-weight-complex="bold"/>
    </style:style>
    <style:style style:name="T13" style:family="text">
      <style:text-properties style:font-name="Arial" style:font-name-asian="Standard Symbols L" style:font-name-complex="Standard Symbols 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-asian="Standard Symbols L" style:font-name-complex="Standard Symbols 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ERFACE DE RESERVAS</text:h>
      <text:p text:style-name="P1"/>
      <text:h text:style-name="Heading_20_2" text:outline-level="2"><text:span text:style-name="T2">SERVICE ACCESS POINTS</text:span> </text:h>
      <text:p text:style-name="P1"/>
      <text:list xml:id="list1823714484" text:style-name="L1">
        <text:list-item>
          <text:p text:style-name="P4">Desde Banner</text:p>
          <text:p text:style-name="P5">El usuario clickea en un banner que publicita el recurso correspondiente. Es dirigido a una instancia de la agenda que muestra desde la fecha actual, las disponibilidades del recurso en el próximo mes, si las hubiese, o en la próxima semana.</text:p>
          <text:p text:style-name="P5"/>
        </text:list-item>
        <text:list-item>
          <text:p text:style-name="P4">Desde link</text:p>
          <text:p text:style-name="P5">El usuario clickea en un link a un evento mencionado en un artículo. Idem anterior.</text:p>
          <text:p text:style-name="P5"/>
        </text:list-item>
        <text:list-item>
          <text:p text:style-name="P4">Desde proveedor</text:p>
          <text:p text:style-name="P5"><text:span text:style-name="T5">En la página de perfil de un proveedor de recursos (Cine, Teatro, Restaurante, etc.), el usuario selecciona un recurso específico y accede a la agenda de ese servicio para la próxima semana o mes.</text:span></text:p>
        </text:list-item>
      </text:list>
      <text:p text:style-name="P1"/>
      <text:list xml:id="list1914086935" text:continue-numbering="true" text:style-name="L1">
        <text:list-item>
          <text:p text:style-name="P4">Desde Agenda</text:p>
          <text:p text:style-name="P6">El usuario ingresa a su agenda donde ve los espectáculos por semana o mes. Clickea en el recurso deseado y ve la agenda filtrada para ese recurso, para la próxima semana o mes.</text:p>
          <text:p text:style-name="P6"/>
        </text:list-item>
        <text:list-item>
          <text:p text:style-name="P4">Desde Menu</text:p>
          <text:p text:style-name="P5">El usuario clickea en la barra de menu de Agenda el rubro que desea consultar (Gastronomía, Espectáculos, Deportes, etc.), y ve los recursos de ese rubro disponibles para la próxima semana o mes. Elige un recurso y ve la agenda de ese recurso para la próxima semana o mes.</text:p>
          <text:p text:style-name="P5"/>
        </text:list-item>
      </text:list>
      <text:p text:style-name="P3"><text:tab/></text:p>
      <text:p text:style-name="P3"><text:tab/>Nota: <text:span text:style-name="T5">Todos los SAP's mencionados son sensibles al ecualizador del usuario.</text:span></text:p>
      <text:p text:style-name="P1"/>
      <text:p text:style-name="P13"><text:span text:style-name="T11"/></text:p>
      <text:h text:style-name="Heading_20_2" text:outline-level="2"><text:span text:style-name="T11">SERVER</text:span></text:h>
      <text:p text:style-name="Standard"><text:span text:style-name="T2"/></text:p>
      <text:p text:style-name="Standard"><text:span text:style-name="T2">recurso[] buscarRecurso(tags, segmentos);</text:span></text:p>
      <text:p text:style-name="P1">Obtiene una lista de recursos filtrados por sus correspondientes tags y segmentos.<text:line-break/><text:line-break/><text:span text:style-name="T2">reservas[] burscarReservas(recurso, fecha_desde, fecha_hasta);</text:span></text:p>
      <text:p text:style-name="Standard"><text:span text:style-name="T9">Obtiene la lista de reservas de un recurso determinado, en un rango de fechas dado.</text:span></text:p>
      <text:p text:style-name="Standard"><text:span text:style-name="T9"/></text:p>
      <text:p text:style-name="P10"><text:span text:style-name="T9">disponibilidades[] verDisponibilidades(recurso, fecha_desde, fecha_hasta);</text:span></text:p>
      <text:p text:style-name="P1">Obtiene las disponibilidades de un recurso en un rango de fechas dado. Lógicamente, es la diferencia entre instancias de disponibilidades (slots) y reservas realizadas.<text:line-break/><text:line-break/><text:bookmark-start text:name="DDE_LINK2"/><text:span text:style-name="T2">xml_configuracion</text:span><text:bookmark-end text:name="DDE_LINK2"/><text:span text:style-name="T2"> obtenerConfiguraciónVisual(locacion);</text:span></text:p>
      <text:p text:style-name="P1"><text:span text:style-name="T5">Recupera la configuración visual de una locación en particular.</text:span><text:line-break/></text:p>
      <text:p text:style-name="P1"><text:span text:style-name="T2">boolean reservaRecurso(disponibilidad);</text:span></text:p>
      <text:p text:style-name="P11"><text:soft-page-break/><text:span text:style-name="T5">Ejecuta la reserva de un recurso en una disponibilidad específica y devuelve </text:span><text:span text:style-name="T14">verdadero</text:span><text:span text:style-name="T5"> si la misma se pudo ejecutar.</text:span><text:line-break/><text:line-break/></text:p>
      <text:h text:style-name="P15" text:outline-level="2"><text:span text:style-name="T12">CLIENT</text:span><text:span text:style-name="T2"> EVENT FLOW</text:span></text:h>
      <text:p text:style-name="P12"><text:span text:style-name="T2"><text:line-break/></text:span><text:span text:style-name="T9">Sobre </text:span><text:span text:style-name="T10">locación</text:span><text:span text:style-name="T9">:<text:line-break/>Interface JavaScript<text:tab/>onCharge:<text:tab/>obtenerConfiguraciónVisual(</text:span><text:span text:style-name="T10">locacion</text:span><text:span text:style-name="T9">);</text:span><text:span text:style-name="T13"><text:tab/></text:span></text:p>
      <text:p text:style-name="P8"><text:span text:style-name="T15"/></text:p>
      <text:p text:style-name="P9"><text:span text:style-name="T15">DHTML/RichClient</text:span><text:bookmark-start text:name="DDE_LINK"/><text:span text:style-name="T15"><text:tab/></text:span><text:bookmark-end text:name="DDE_LINK"/><text:span text:style-name="T15"><text:tab/></text:span>cargarConfiguracionVisual(<text:span text:style-name="T2">xml_configuracion</text:span>);<text:tab/><text:tab/><text:tab/><text:tab/><text:tab/><text:tab/><text:line-break/><text:line-break/>Sobre <text:span text:style-name="T1">recurso</text:span>:<text:line-break/>Interface JavaScript<text:tab/>onMouseClick: <text:tab/>verDisponibilidades(<text:span text:style-name="T1">recurso</text:span>, fecha_desde, fecha_hasta);</text:p>
      <text:p text:style-name="P8"><text:span text:style-name="T15"><text:tab/><text:tab/></text:span></text:p>
      <text:p text:style-name="P8"><text:span text:style-name="T15">DHTML/RichClient</text:span><text:span text:style-name="T6"><text:tab/><text:tab/>mostrarDisponibilidades(</text:span><text:span text:style-name="T3">disponibilidades[]</text:span><text:span text:style-name="T6">);</text:span></text:p>
      <text:p text:style-name="P8"><text:span text:style-name="T15"><text:tab/><text:tab/><text:tab/></text:span><text:line-break/><text:line-break/>Sobre <text:span text:style-name="T1">disponibilidad</text:span>:<text:line-break/>Interface JavaScript<text:tab/>onMouseClick:<text:tab/>reservaRecurso(<text:span text:style-name="T1">disponibilidad</text:span>); </text:p>
      <text:p text:style-name="P7"><text:tab/><text:tab/><text:tab/><text:tab/><text:tab/></text:p>
      <text:p text:style-name="P8"><text:span text:style-name="T15">DHTML/RichClient<text:tab/><text:tab/>emiteConstanciaReserva(</text:span><text:span text:style-name="T3">reserva</text:span><text:span text:style-name="T15">);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#e6e6ff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Manuel Cortez</meta:initial-creator>
    <meta:creation-date>2009-09-07T13:30:24.43</meta:creation-date>
    <dc:date>2009-09-07T18:43:47</dc:date>
    <meta:editing-duration>PT00H49M01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2" meta:paragraph-count="31" meta:word-count="333" meta:character-count="2446"/>
    <meta:user-defined meta:name="Información 1"/>
    <meta:user-defined meta:name="Información 2"/>
    <meta:user-defined meta:name="Información 3"/>
    <meta:user-defined meta:name="Información 4"/>
  </office:meta>
</office:document-meta>
</file>